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FEEJLP+CMSY7" svg:font-family="FEEJLP+CMSY7"/>
    <style:font-face style:name="FEEHEL+CMR10" svg:font-family="FEEHEL+CMR10" style:font-family-generic="roman"/>
    <style:font-face style:name="Times-Italic" svg:font-family="Times-Italic" style:font-family-generic="roman"/>
    <style:font-face style:name="Times-Roman" svg:font-family="Times-Roman" style:font-family-generic="roman"/>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list-style-name="">
      <style:paragraph-properties fo:text-align="start" style:justify-single-word="false" style:text-autospace="none"/>
      <style:text-properties style:font-name="Times-Roman" fo:font-size="10pt" fo:language="fr" fo:country="FR" style:font-name-asian="Times-Roman" style:font-size-asian="10pt" style:font-name-complex="Times-Roman" style:font-size-complex="10pt"/>
    </style:style>
    <style:style style:name="P2" style:family="paragraph" style:parent-style-name="Standard" style:list-style-name="">
      <style:paragraph-properties fo:text-align="start" style:justify-single-word="false" style:text-autospace="none"/>
      <style:text-properties style:font-name="Times-Roman" fo:font-size="9pt" fo:language="fr" fo:country="FR" style:font-name-asian="Times-Roman" style:font-size-asian="9pt" style:font-name-complex="Times-Roman" style:font-size-complex="9pt"/>
    </style:style>
    <style:style style:name="P3" style:family="paragraph" style:parent-style-name="Standard" style:list-style-name="">
      <style:paragraph-properties style:text-autospace="none"/>
      <style:text-properties style:font-name="Times-Roman" fo:font-size="9pt" fo:language="fr" fo:country="FR" style:font-name-asian="Times-Roman" style:font-size-asian="9pt" style:font-name-complex="Times-Roman" style:font-size-complex="9pt"/>
    </style:style>
    <style:style style:name="P4" style:family="paragraph" style:parent-style-name="Standard" style:list-style-name="">
      <style:paragraph-properties fo:text-align="start" style:justify-single-word="false" style:text-autospace="none"/>
      <style:text-properties style:font-name="Times-Italic" fo:font-size="9pt" fo:language="fr" fo:country="FR" style:font-name-asian="Times-Italic" style:font-size-asian="9pt" style:font-name-complex="Times-Italic" style:font-size-complex="9pt"/>
    </style:style>
    <style:style style:name="P5" style:family="paragraph" style:parent-style-name="Standard">
      <style:text-properties fo:language="fr" fo:country="FR"/>
    </style:style>
    <style:style style:name="P6" style:family="paragraph" style:parent-style-name="Standard" style:list-style-name="L1">
      <style:text-properties fo:language="fr" fo:country="FR"/>
    </style:style>
    <style:style style:name="P7" style:family="paragraph" style:parent-style-name="Standard" style:list-style-name="">
      <style:paragraph-properties style:text-autospace="none"/>
      <style:text-properties fo:language="fr" fo:country="FR"/>
    </style:style>
    <style:style style:name="P8" style:family="paragraph" style:parent-style-name="Standard" style:list-style-name="L2">
      <style:text-properties fo:language="fr" fo:country="FR"/>
    </style:style>
    <style:style style:name="P9"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T1" style:family="text">
      <style:text-properties fo:font-size="9pt" style:font-size-asian="9pt" style:font-size-complex="9pt"/>
    </style:style>
    <style:style style:name="T2" style:family="text">
      <style:text-properties style:font-name="Times-Italic" fo:font-size="9pt" style:font-name-asian="Times-Italic" style:font-size-asian="9pt" style:font-name-complex="Times-Italic" style:font-size-complex="9pt"/>
    </style:style>
    <style:style style:name="T3" style:family="text">
      <style:text-properties style:font-name="Times-Roman"/>
    </style:style>
    <style:style style:name="T4" style:family="text">
      <style:text-properties style:font-name="Times-Roman" fo:font-size="10pt" style:font-name-asian="Times-Roman" style:font-size-asian="10pt" style:font-name-complex="Times-Roman" style:font-size-complex="10pt"/>
    </style:style>
    <style:style style:name="T5" style:family="text">
      <style:text-properties style:font-name="Times-Roman" fo:font-size="9pt" style:font-name-asian="Times-Roman" style:font-size-asian="9pt" style:font-name-complex="Times-Roman" style:font-size-complex="9pt"/>
    </style:style>
    <style:style style:name="T6" style:family="text">
      <style:text-properties fo:font-size="10pt"/>
    </style:style>
    <style:style style:name="T7" style:family="text">
      <style:text-properties style:font-name-asian="Times-Roman"/>
    </style:style>
    <style:style style:name="T8" style:family="text">
      <style:text-properties style:font-size-asian="10pt"/>
    </style:style>
    <style:style style:name="T9" style:family="text">
      <style:text-properties style:font-name-complex="Times-Roman"/>
    </style:style>
    <style:style style:name="T10" style:family="text">
      <style:text-properties style:font-size-complex="10pt"/>
    </style:style>
    <style:style style:name="T11" style:family="text">
      <style:text-properties fo:language="fr" fo:country="FR"/>
    </style:style>
    <style:style style:name="T12"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text-scale="100%" style:font-relief="none" style:text-overline-style="none" style:text-ov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Odométrie visuelle</text:p>
      <text:p text:style-name="P5">C'est une méthode de localisation avec l'entrée soyant une seule série des images.</text:p>
      <text:p text:style-name="P5">La base de cette méthode est de tracquer des points d'intérêts. Des points d'intérêts sont fait la correspondance entre deux images et liés à fin de construire une trajectoire de robot. Ensuite, l'estimation de motion de robot est réalisée par l'utilisation d'une architecture géométrique hypothesis-et-test. </text:p>
      <text:p text:style-name="P5">Dans chaque image, on détecte des Harry coins comme point d'interet. Les coins sont considéré stable avec le problème de distortion base. En contrast avec KLT tracquer, on détecte des points d'intérêts dans tous les frames, et fait seulement la correspondance entre des points d'intérêts. Dans la processus d'estimation de motion, on présente 2 implémentation sur monocular et stéréo. </text:p>
      <text:p text:style-name="P5">Monocular implementation</text:p>
      <text:list xml:id="list515092922" text:style-name="L1">
        <text:list-item>
          <text:p text:style-name="P6">traquer des points d'intérêts sur certaines cadres. Estimer des poses de robot entre 3 cadres en utilisant l'algorithme « 5-points » 13 et « preemtive RANSAC » 15.</text:p>
        </text:list-item>
        <text:list-item>
          <text:p text:style-name="P6">Trianguler les points d'intérêts à points 3D en utilisant le premier et dernier observation de chaque traque.</text:p>
        </text:list-item>
        <text:list-item>
          <text:p text:style-name="P6">Traquer certaines images addititionel. Calculer la pose de camera basée sur des points 3D connus en utilisant l'algorithme « 3-points » 6 et « preemptive RANSAC » 15.</text:p>
        </text:list-item>
        <text:list-item>
          <text:p text:style-name="P6">Re-trianguler des points 3D en utilisant les observations première et dernière dans le traque du point. Repeter l'étape 3 sous certaines fois.</text:p>
        </text:list-item>
        <text:list-item>
          <text:p text:style-name="P6">Répéter de l'étape 1 à l'étape 4 sous certaines fois.</text:p>
        </text:list-item>
        <text:list-item>
          <text:p text:style-name="P6">Insérer la valeur de « pare-feu » et répéter de l'étape 1 sous certaines fois.</text:p>
        </text:list-item>
      </text:list>
      <text:p text:style-name="P5">Stéréoscopique implémentation</text:p>
      <text:list xml:id="list1449268085" text:style-name="L2">
        <text:list-item>
          <text:p text:style-name="P8">Faire la correspondance entre les images gauche et droites de la paire de stéréo. Trianguler des correspondances à des points 3D.</text:p>
        </text:list-item>
        <text:list-item>
          <text:p text:style-name="P8">Traquer les points sur certaines cadres. Calculer la pose en utilisant « preemptive RANSAC ». L'algorithme « 3-point » (considéré dans les images gauches) est utilisé comme un générateur des hypothèses.</text:p>
        </text:list-item>
        <text:list-item>
          <text:p text:style-name="P8">Répéter l'étape 2 en certaines fois.</text:p>
        </text:list-item>
        <text:list-item>
          <text:p text:style-name="P8">Trianguler tous les correspondances des nouveaux points d'intérêts en utilisant des observations des images gauche et droite. Répéter l'étape 2.</text:p>
        </text:list-item>
        <text:list-item>
          <text:p text:style-name="P8">Re-trianguler tous les points 3D pour construire un pare-feu. Répéter de l'étape 2.</text:p>
        </text:list-item>
      </text:list>
      <text:p text:style-name="P5">On utilise la triangulation pour restreindre l'accumulation et la propagation de l'erreur en simplement impliquant que la triangulation n'est pas réalisée si l'observation utilisé dans cette triangulation est plus loin que la valeur de pare-feu récent.</text:p>
      <text:p text:style-name="P5">On a indiqué que l'odométrie visuelle peut etre comparable avec « Differential Global Positioning</text:p>
      <text:p text:style-name="P5">System (DGPS) » et « Inertial Navigation System (INS) ».</text:p>
      <text:p text:style-name="P5">Résultat</text:p>
      <text:p text:style-name="P5">ce système marche avec le delay bas.</text:p>
      <text:p text:style-name="P5"/>
      <text:p text:style-name="P2">[1] 2d3 Ltd. Boujou, http://www.2d3.com.<office:annotation><dc:creator>Thuan </dc:creator><dc:date>2010-01-02T18:28:51</dc:date><text:p text:style-name="P9"><text:span text:style-name="T12">commercial</text:span></text:p></office:annotation></text:p>
      <text:p text:style-name="P2">[2] A. Chiuso, P. Favaro, H. Jin and S. Soatto, 3-D Motion</text:p>
      <text:p text:style-name="P2">and Structure Causally Integrated over Time: Implementation,</text:p>
      <text:p text:style-name="P4">Proc. European Conference on Computer Vision, LNCS</text:p>
      <text:p text:style-name="P2">1842:735-750, Springer Verlag, 2000.</text:p>
      <text:p text:style-name="P2">[3] Real-Time Simultaneous Localization and Mapping with a</text:p>
      <text:p text:style-name="P1"><text:span text:style-name="T1">Single Camera, A. Davison, </text:span><text:span text:style-name="T2">IEEE International Conference</text:span></text:p>
      <text:p text:style-name="P7"><text:span text:style-name="T2">on Computer Vision</text:span><text:span text:style-name="T5">, pp. 1403-1410, 2003.</text:span></text:p>
      <text:p text:style-name="P3">[4] M. Fischler and R. Bolles, Random Sample Consensus: a</text:p>
      <text:p text:style-name="P2">Paradigm for Model Fitting with Application to Image Analysis</text:p>
      <text:p text:style-name="P1"><text:span text:style-name="T1">and Automated Cartography, </text:span><text:span text:style-name="T2">Commun. Assoc. Comp.</text:span></text:p>
      <text:p text:style-name="P1"><text:span text:style-name="T2">Mach.</text:span><text:span text:style-name="T1">, 24:381-395, 1981.</text:span></text:p>
      <text:p text:style-name="P2">[5] A. Fitzgibbon and A. Zisserman, Automatic Camera Recovery</text:p>
      <text:p text:style-name="P1"><text:span text:style-name="T1">for Closed or Open Image Sequences, </text:span><text:span text:style-name="T2">Proc. European</text:span></text:p>
      <text:p text:style-name="P1"><text:span text:style-name="T2">Conference on Computer Vision</text:span><text:span text:style-name="T1">, pp. 311-326, (1998).</text:span></text:p>
      <text:p text:style-name="P2">[6] R. Haralick, C. Lee, K. Ottenberg and M. N¨olle, Review and</text:p>
      <text:p text:style-name="P2">Analysis of Solutions of the Three Point Perspective Pose Estimation<office:annotation><dc:creator>Thuan </dc:creator><dc:date>2010-01-03T08:34:15</dc:date><text:p text:style-name="P9"><text:span text:style-name="T12">3 point algo for pose estimating</text:span></text:p></office:annotation></text:p>
      <text:p text:style-name="P1"><text:span text:style-name="T1">Problem, </text:span><text:span text:style-name="T2">International Journal of Computer Vision</text:span><text:span text:style-name="T1">,</text:span></text:p>
      <text:p text:style-name="P2"><text:soft-page-break/>13(3):331-356, 1994.</text:p>
      <text:p text:style-name="P2">[7] C. Harris and M. Stephens, A Combined Corner and Edge</text:p>
      <text:p text:style-name="P1"><text:span text:style-name="T1">Detector, </text:span><text:span text:style-name="T2">Proc. Fourth Alvey Vision Conference</text:span><text:span text:style-name="T1">, pp.147-151,</text:span><text:span text:style-name="T1"><office:annotation><dc:creator>Thuan </dc:creator><dc:date>2010-01-02T18:29:18</dc:date><text:p text:style-name="P9"><text:span text:style-name="T12">Harris Corner for detecting features</text:span></text:p></office:annotation></text:span></text:p>
      <text:p text:style-name="P2">1988.</text:p>
      <text:p text:style-name="P1"><text:span text:style-name="T1">[8] R. Hartley and A. Zisserman, </text:span><text:span text:style-name="T2">Multiple View Geometry in</text:span></text:p>
      <text:p text:style-name="P1"><text:span text:style-name="T2">Computer Vision</text:span><text:span text:style-name="T1">, Cambridge University Press, ISBN 0-521-</text:span></text:p>
      <text:p text:style-name="P2">62304-9, 2000.</text:p>
      <text:p text:style-name="P2">[9] Intel Corp., C. DuLong, M. Gutman, M. Julier and M. Keith,</text:p>
      <text:p text:style-name="P1"><text:span text:style-name="T2">The Complete Guide to MMX Technology</text:span><text:span text:style-name="T1">, McGraw-Hill,</text:span></text:p>
      <text:p text:style-name="P2">ISBN 0-070-06192-0, 1997.</text:p>
      <text:p text:style-name="P2">[10] H. Jin, P. Favaro and S. Soatto, Real-time 3-D motion and</text:p>
      <text:p text:style-name="P2">structure from point features: a front-end system for visionbased</text:p>
      <text:p text:style-name="P1"><text:span text:style-name="T1">control and interaction, </text:span><text:span text:style-name="T2">Proc. IEEE Intl. Conf. on Computer</text:span></text:p>
      <text:p text:style-name="P1"><text:span text:style-name="T2">Vision and Pattern Recognition </text:span><text:span text:style-name="T1">pp. 778-779, 2000.</text:span></text:p>
      <text:p text:style-name="P2">[11] D. Nist´er. Reconstruction From Uncalibrated Sequences</text:p>
      <text:p text:style-name="P1"><text:span text:style-name="T1">with a Hierarchy of Trifocal Tensors, </text:span><text:span text:style-name="T2">Proc. European Conference</text:span><text:span text:style-name="T2"><office:annotation><dc:creator>Thuan </dc:creator><dc:date>2010-01-03T08:46:11</dc:date><text:p text:style-name="P9"><text:span text:style-name="T12">Other model for choosing which frames suited for relative orientation</text:span></text:p></office:annotation></text:span></text:p>
      <text:p text:style-name="P1"><text:span text:style-name="T2">on Computer Vision</text:span><text:span text:style-name="T1">, Volume 1, pp. 649-663, 2000.</text:span></text:p>
      <text:p text:style-name="P1"><text:span text:style-name="T1">[12] D. Nist´er. </text:span><text:span text:style-name="T2">Automatic dense reconstruction from uncalibrated</text:span></text:p>
      <text:p text:style-name="P1"><text:span text:style-name="T2">video sequences</text:span><text:span text:style-name="T1">, PhD Thesis, Royal Institute of Technology</text:span></text:p>
      <text:p text:style-name="P2">KTH, ISBN 91-7283-053-0, March 2001.</text:p>
      <text:p text:style-name="P2">[13] D. Nist´er. An Efficient Solution to the Five-Point Relative</text:p>
      <text:p text:style-name="P1"><text:span text:style-name="T1">Pose Problem, </text:span><text:span text:style-name="T2">IEEE Conference on Computer Vision and Pattern</text:span><text:span text:style-name="T2"><office:annotation><dc:creator>Thuan </dc:creator><dc:date>2010-01-03T08:25:40</dc:date><text:p text:style-name="P9"><text:span text:style-name="T12">5 points algo</text:span></text:p></office:annotation></text:span></text:p>
      <text:p text:style-name="P1"><text:span text:style-name="T2">Recognition</text:span><text:span text:style-name="T1">, Volume 2, pp. 195-202, 2003.</text:span></text:p>
      <text:p text:style-name="P2">[14] D. Nist´er. An Efficient Solution to the Five-Point Relative</text:p>
      <text:p text:style-name="P1"><text:span text:style-name="T1">Pose Problem, </text:span><text:span text:style-name="T2">IEEE Transactions on Pattern Analysis and</text:span></text:p>
      <text:p text:style-name="P1"><text:span text:style-name="T2">Machine Intelligence</text:span><text:span text:style-name="T1">, to appear, 2004.</text:span></text:p>
      <text:p text:style-name="P2">[15] D. Nist´er. Preemptive RANSAC for Live Structure and Motion</text:p>
      <text:p text:style-name="P1"><text:span text:style-name="T1">Estimation, </text:span><text:span text:style-name="T2">IEEE International Conference on Computer</text:span><text:span text:style-name="T2"><office:annotation><dc:creator>Thuan </dc:creator><dc:date>2010-01-03T08:26:31</dc:date><text:p text:style-name="P9"><text:span text:style-name="T12">Preemptive RANSAC</text:span></text:p></office:annotation></text:span></text:p>
      <text:p text:style-name="P1"><text:span text:style-name="T2">Vision</text:span><text:span text:style-name="T1">, pp. 199-206, 2003.</text:span></text:p>
      <text:p text:style-name="P2">[16] D. Nist´er. A Minimal Solution to the Generalised 3-Point</text:p>
      <text:p text:style-name="P1"><text:span text:style-name="T1">Pose Problem, </text:span><text:span text:style-name="T2">submitted to IEEE Conference on Computer</text:span></text:p>
      <text:p text:style-name="P1"><text:span text:style-name="T2">Vision and Pattern Recognition</text:span><text:span text:style-name="T1">, 2004.</text:span></text:p>
      <text:p text:style-name="P2">[17] J. Oliensis and Y. Genc, New Algorithms for Two-Frame</text:p>
      <text:p text:style-name="P1"><text:span text:style-name="T1">Structure from Motion, </text:span><text:span text:style-name="T2">Proc. International Conference on</text:span><text:span text:style-name="T2"><office:annotation><dc:creator>Thuan </dc:creator><dc:date>2010-01-03T08:30:50</dc:date><text:p text:style-name="P9"><text:span text:style-name="T12">Structure from motion - triangulation</text:span></text:p></office:annotation></text:span></text:p>
      <text:p text:style-name="P1"><text:span text:style-name="T2">Computer Vision</text:span><text:span text:style-name="T1">, pp. 737-744 ,1999.</text:span></text:p>
      <text:p text:style-name="P2">[18] M. Pollefeys, F. Verbiest and L. Van Gool, Surviving Dominant</text:p>
      <text:p text:style-name="P2">Planes in Uncalibrated Structure and Motion Recovery,</text:p>
      <text:p text:style-name="P1"><text:span text:style-name="T2">Proc. European Conference on Computer Vision</text:span><text:span text:style-name="T1">, Volume 2,</text:span></text:p>
      <text:p text:style-name="P2">pp. 837-851, 2002.</text:p>
      <text:p text:style-name="P1"><text:span text:style-name="T1">[19] W. Press, S. Teukolsky, W. Vetterling and B. Flannery, </text:span><text:span text:style-name="T2">Numerical</text:span></text:p>
      <text:p text:style-name="P1"><text:span text:style-name="T2">recipes in C</text:span><text:span text:style-name="T1">, Cambridge University Press, ISBN 0-</text:span></text:p>
      <text:p text:style-name="P2">521-43108-5, 1988.</text:p>
      <text:p text:style-name="P2">[20] C. Schmid, R. Mohr and C. Bauckhage, Evaluation of Interest</text:p>
      <text:p text:style-name="P1"><text:span text:style-name="T1">Point Detectors, </text:span><text:span text:style-name="T2">International Journal of Computer Vision</text:span><text:span text:style-name="T1">,</text:span><text:span text:style-name="T1"><office:annotation><dc:creator>Thuan </dc:creator><dc:date>2010-01-02T18:29:58</dc:date><text:p text:style-name="P9"><text:span text:style-name="T12">Evaluer pour coins</text:span></text:p></office:annotation></text:span></text:p>
      <text:p text:style-name="P2">37(2), 151-172, 2000.</text:p>
      <text:p text:style-name="P1"><text:span text:style-name="T1">[21] J. Shi and C. Tomasi, Good Features to Track, </text:span><text:span text:style-name="T2">IEEE Conference</text:span></text:p>
      <text:p text:style-name="P1"><text:span text:style-name="T2">on Computer Vision and Pattern Recognition</text:span><text:span text:style-name="T1">, pp. 593-</text:span><text:span text:style-name="T1"><office:annotation><dc:creator>Thuan </dc:creator><dc:date>2010-01-03T08:14:54</dc:date><text:p text:style-name="P9"><text:span text:style-name="T12">KTL Tracker</text:span></text:p></office:annotation></text:span></text:p>
      <text:p text:style-name="P2">600, 1994.</text:p>
      <text:p text:style-name="P2">[22] P. Torr and A. Zisserman, Robust Parameterization and Computation</text:p>
      <text:p text:style-name="P1"><text:span text:style-name="T1">of the Trifocal Tensor, </text:span><text:span text:style-name="T2">Image and Vision Computing</text:span><text:span text:style-name="T1">,</text:span></text:p>
      <text:p text:style-name="P7"><text:span text:style-name="T5">15:591-605, 199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FEEJLP+CMSY7" svg:font-family="FEEJLP+CMSY7"/>
    <style:font-face style:name="FEEHEL+CMR10" svg:font-family="FEEHEL+CMR10" style:font-family-generic="roman"/>
    <style:font-face style:name="Times-Italic" svg:font-family="Times-Italic" style:font-family-generic="roman"/>
    <style:font-face style:name="Times-Roman" svg:font-family="Times-Roman" style:font-family-generic="roman"/>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huan </meta:initial-creator>
    <meta:creation-date>2010-01-02T17:57:59</meta:creation-date>
    <dc:date>2010-01-03T10:04:01</dc:date>
    <dc:creator>Thuan </dc:creator>
    <meta:editing-duration>PT16H06M03S</meta:editing-duration>
    <meta:editing-cycles>13</meta:editing-cycles>
    <meta:generator>OpenOffice.org/3.1$Linux OpenOffice.org_project/310m19$Build-9420</meta:generator>
    <meta:document-statistic meta:table-count="0" meta:image-count="0" meta:object-count="0" meta:page-count="2" meta:paragraph-count="91" meta:word-count="919" meta:character-count="6038"/>
  </office:meta>
</office:document-meta>
</file>